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24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859784" calcext:value-type="float">
            <text:p>130.85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23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198368" calcext:value-type="float">
            <text:p>130.19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22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393696" calcext:value-type="float">
            <text:p>129.39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21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845056" calcext:value-type="float">
            <text:p>128.84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20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585976" calcext:value-type="float">
            <text:p>128.585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9-0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9928" calcext:value-type="float">
            <text:p>127.439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8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7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6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5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77856" calcext:value-type="float">
            <text:p>124.57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4-01-2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872" calcext:value-type="float">
            <text:p>123.1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2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29856" calcext:value-type="float">
            <text:p>121.529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10-12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03608" calcext:value-type="float">
            <text:p>121.0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9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86016" calcext:value-type="float">
            <text:p>121.28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50864" calcext:value-type="float">
            <text:p>120.45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8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9296" calcext:value-type="float">
            <text:p>120.859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7-02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5624" calcext:value-type="float">
            <text:p>120.435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6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82184" calcext:value-type="float">
            <text:p>119.58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5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482" calcext:value-type="float">
            <text:p>118.94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95344" calcext:value-type="float">
            <text:p>118.19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3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476016" calcext:value-type="float">
            <text:p>117.476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2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05844" calcext:value-type="float">
            <text:p>117.0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1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4696" calcext:value-type="float">
            <text:p>116.6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2000-02-0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22024" calcext:value-type="float">
            <text:p>116.2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9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1288" calcext:value-type="float">
            <text:p>116.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5344" calcext:value-type="float">
            <text:p>115.1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7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6236" calcext:value-type="float">
            <text:p>112.6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6-01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83696" calcext:value-type="float">
            <text:p>112.83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5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575088" calcext:value-type="float">
            <text:p>111.57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54008" calcext:value-type="float">
            <text:p>110.554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3-01-2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89564" calcext:value-type="float">
            <text:p>109.895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2-01-2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161072" calcext:value-type="float">
            <text:p>109.161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8103</text:p>
          </table:table-cell>
          <table:table-cell office:value-type="string" calcext:value-type="string">
            <text:p>1990-02-0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7.88396" calcext:value-type="float">
            <text:p>107.88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6" meta:object-count="0"/>
    <meta:user-defined meta:name="AppVersion">3.0</meta:user-defined>
  </office:meta>
</office:document-meta>
</file>